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pitch="variable"/>
    <style:font-face style:name="FreeSans1" svg:font-family="FreeSans" style:font-family-generic="system" style:font-pitch="variable"/>
    <style:font-face style:name="FreeSerif" svg:font-family="FreeSerif" style:font-family-generic="roman" style:font-pitch="variable"/>
    <style:font-face style:name="OpenSymbol" svg:font-family="OpenSymbol" style:font-charset="x-symbol"/>
  </office:font-face-decls>
  <office:automatic-styles>
    <style:style style:name="P1" style:family="paragraph" style:parent-style-name="Standard">
      <style:text-properties officeooo:rsid="0010fda0" officeooo:paragraph-rsid="0010fda0"/>
    </style:style>
    <style:style style:name="P2" style:family="paragraph" style:parent-style-name="Standard" style:list-style-name="L1">
      <style:text-properties officeooo:rsid="0010fda0" officeooo:paragraph-rsid="0010fda0"/>
    </style:style>
    <style:style style:name="P3" style:family="paragraph" style:parent-style-name="Standard" style:list-style-name="L4">
      <style:text-properties officeooo:rsid="0010fda0" officeooo:paragraph-rsid="0010fda0"/>
    </style:style>
    <style:style style:name="P4" style:family="paragraph" style:parent-style-name="Standard">
      <style:text-properties style:text-underline-style="solid" style:text-underline-width="auto" style:text-underline-color="font-color" officeooo:rsid="0013f7d6" officeooo:paragraph-rsid="0013f7d6"/>
    </style:style>
    <style:style style:name="P5" style:family="paragraph" style:parent-style-name="Standard">
      <style:text-properties style:text-underline-style="none" fo:font-weight="bold" officeooo:rsid="0010fda0" officeooo:paragraph-rsid="0010fda0" style:font-weight-asian="bold" style:font-weight-complex="bold"/>
    </style:style>
    <style:style style:name="P6" style:family="paragraph" style:parent-style-name="Standard" style:list-style-name="L7">
      <style:text-properties style:text-underline-style="none" officeooo:rsid="0013f7d6" officeooo:paragraph-rsid="0013f7d6"/>
    </style:style>
    <style:style style:name="P7" style:family="paragraph" style:parent-style-name="Standard" style:list-style-name="L8">
      <style:text-properties style:text-underline-style="none" officeooo:rsid="0013f7d6" officeooo:paragraph-rsid="0013f7d6"/>
    </style:style>
    <style:style style:name="P8" style:family="paragraph" style:parent-style-name="Standard" style:list-style-name="L7">
      <style:text-properties style:text-underline-style="none" officeooo:rsid="00144923" officeooo:paragraph-rsid="00144923"/>
    </style:style>
    <style:style style:name="P9" style:family="paragraph" style:parent-style-name="Standard" style:list-style-name="L7">
      <style:text-properties style:text-underline-style="none" officeooo:rsid="0015437a" officeooo:paragraph-rsid="0015437a"/>
    </style:style>
    <style:style style:name="P10" style:family="paragraph" style:parent-style-name="Standard" style:list-style-name="L7">
      <style:text-properties style:text-underline-style="none" officeooo:rsid="00179e87" officeooo:paragraph-rsid="00179e87"/>
    </style:style>
    <style:style style:name="P11" style:family="paragraph" style:parent-style-name="Standard">
      <style:text-properties fo:font-size="14pt" fo:font-weight="bold" officeooo:rsid="0010fda0" officeooo:paragraph-rsid="0010fda0" style:font-size-asian="14pt" style:font-weight-asian="bold" style:font-size-complex="14pt" style:font-weight-complex="bold"/>
    </style:style>
    <style:style style:name="P12" style:family="paragraph" style:parent-style-name="Standard">
      <style:text-properties fo:font-size="14pt" officeooo:rsid="0010fda0" officeooo:paragraph-rsid="0010fda0" style:font-size-asian="14pt" style:font-size-complex="14pt"/>
    </style:style>
    <style:style style:name="P13" style:family="paragraph" style:parent-style-name="Standard" style:list-style-name="L2">
      <style:text-properties officeooo:paragraph-rsid="0010fda0"/>
    </style:style>
    <style:style style:name="P14" style:family="paragraph" style:parent-style-name="Standard" style:list-style-name="L3">
      <style:text-properties officeooo:paragraph-rsid="0010fda0"/>
    </style:style>
    <style:style style:name="P15" style:family="paragraph" style:parent-style-name="Standard">
      <style:text-properties officeooo:rsid="001307a1" officeooo:paragraph-rsid="001307a1"/>
    </style:style>
    <style:style style:name="P16" style:family="paragraph" style:parent-style-name="Standard" style:list-style-name="L6">
      <style:text-properties officeooo:rsid="001307a1" officeooo:paragraph-rsid="001307a1"/>
    </style:style>
    <style:style style:name="P17" style:family="paragraph" style:parent-style-name="Standard" style:list-style-name="L10">
      <style:text-properties officeooo:rsid="00144923" officeooo:paragraph-rsid="00144923"/>
    </style:style>
    <style:style style:name="P18" style:family="paragraph" style:parent-style-name="Standard" style:list-style-name="L11">
      <style:text-properties officeooo:rsid="00148d13" officeooo:paragraph-rsid="00148d13"/>
    </style:style>
    <style:style style:name="P19" style:family="paragraph" style:parent-style-name="Standard" style:list-style-name="L12">
      <style:text-properties fo:font-size="12pt" fo:font-weight="normal" officeooo:rsid="00148d13" officeooo:paragraph-rsid="00148d13" style:font-size-asian="10.5pt" style:font-weight-asian="normal" style:font-size-complex="12pt" style:font-weight-complex="normal"/>
    </style:style>
    <style:style style:name="P20" style:family="paragraph" style:parent-style-name="Standard" style:list-style-name="L12">
      <style:text-properties fo:font-size="12pt" fo:font-weight="normal" officeooo:rsid="00179e87" officeooo:paragraph-rsid="00179e87" style:font-size-asian="10.5pt" style:font-weight-asian="normal" style:font-size-complex="12pt" style:font-weight-complex="normal"/>
    </style:style>
    <style:style style:name="P21" style:family="paragraph" style:parent-style-name="Standard" style:list-style-name="L10">
      <style:text-properties officeooo:rsid="0015437a" officeooo:paragraph-rsid="0015437a"/>
    </style:style>
    <style:style style:name="P22" style:family="paragraph" style:parent-style-name="Standard" style:list-style-name="L13">
      <style:text-properties officeooo:rsid="0016b2b7" officeooo:paragraph-rsid="0016b2b7"/>
    </style:style>
    <style:style style:name="P23" style:family="paragraph" style:parent-style-name="Standard" style:list-style-name="L11">
      <style:text-properties officeooo:rsid="00179e87" officeooo:paragraph-rsid="00179e87"/>
    </style:style>
    <style:style style:name="P24" style:family="paragraph" style:parent-style-name="Standard" style:list-style-name="L10">
      <style:text-properties officeooo:rsid="00179e87" officeooo:paragraph-rsid="00179e87"/>
    </style:style>
    <style:style style:name="P25" style:family="paragraph" style:parent-style-name="Standard" style:list-style-name="L10">
      <style:text-properties officeooo:rsid="0017c523" officeooo:paragraph-rsid="0017c523"/>
    </style:style>
    <style:style style:name="T1" style:family="text">
      <style:text-properties officeooo:rsid="0010fda0"/>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officeooo:rsid="0016b2b7"/>
    </style:style>
    <style:style style:name="T6" style:family="text">
      <style:text-properties officeooo:rsid="00178ec6"/>
    </style:style>
    <style:style style:name="T7" style:family="text">
      <style:text-properties officeooo:rsid="0017c523"/>
    </style:style>
    <style:style style:name="T8" style:family="text">
      <style:text-properties officeooo:rsid="0018985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Vorstellung der Person</text:span></text:p>
      <text:list text:style-name="L13">
        <text:list-item>
          <text:p text:style-name="P22">Vincent Götze</text:p>
        </text:list-item>
        <text:list-item>
          <text:p text:style-name="P22">21</text:p>
        </text:list-item>
        <text:list-item>
          <text:p text:style-name="P22">seit 2023 Medieninformatik Studium (2026 fertig) <text:span text:style-name="T6">danach Informatik Master geplant</text:span></text:p>
        </text:list-item>
        <text:list-item>
          <text:p text:style-name="P22">programmiere seit 1,5 Jahren </text:p>
        </text:list-item>
        <text:list-item>
          <text:p text:style-name="P22">durch Studium mit C++, Java und Web-Development (HTML, CSS und JavaScript) in Berührung gekommen</text:p>
        </text:list-item>
        <text:list-item>
          <text:p text:style-name="P22">interessiere mich für Back-End, da kreatives nicht so liegt also UI-Design etc aka Front-End</text:p>
        </text:list-item>
      </text:list>
      <text:p text:style-name="P11">Bildungsweg &amp; Lebenslauf</text:p>
      <text:p text:style-name="P5">Bildung</text:p>
      <text:list text:style-name="L1">
        <text:list-item>
          <text:p text:style-name="P2">2014 – 2022 Abitur</text:p>
        </text:list-item>
        <text:list-item>
          <text:p text:style-name="P2">Juli 2022 – <text:s/>Juli 2023 Gap Year</text:p>
        </text:list-item>
        <text:list-item>
          <text:p text:style-name="P2">Oktober 2023 – Jetzt Studium Medieninformatik HTWK Leipzig</text:p>
        </text:list-item>
      </text:list>
      <text:p text:style-name="P1"><text:span text:style-name="T4"/></text:p>
      <text:p text:style-name="P1"><text:span text:style-name="T4">Arbeit</text:span></text:p>
      <text:p text:style-name="P1"><text:span text:style-name="T2">Ehrenamtlich</text:span>:</text:p>
      <text:list text:style-name="L2">
        <text:list-item>
          <text:p text:style-name="P13"><text:span text:style-name="T1">Sommer 2017 / Sommer 2018 – Mitarbeiter Stadt in der Stadt</text:span></text:p>
        </text:list-item>
      </text:list>
      <text:p text:style-name="P1"><text:span text:style-name="T3">Praktikum</text:span>:</text:p>
      <text:list text:style-name="L3">
        <text:list-item>
          <text:p text:style-name="P14"><text:span text:style-name="T1">November 2022 – Dezember 2022 Miltitzer Grundschule </text:span></text:p>
        </text:list-item>
      </text:list>
      <text:p text:style-name="P1"><text:span text:style-name="T3">Arbeit</text:span>:</text:p>
      <text:list text:style-name="L4">
        <text:list-item>
          <text:p text:style-name="P3">Juni 2021 – September 2021 WoP Lieferant (Fahrrad)</text:p>
        </text:list-item>
        <text:list-item>
          <text:p text:style-name="P3">Januar 2023 – Juni 2023 WoP Lieferant (Auto)</text:p>
        </text:list-item>
        <text:list-item>
          <text:p text:style-name="P3">Oktober 2023 – Januar 2024 Kaufland SHK</text:p>
        </text:list-item>
      </text:list>
      <text:p text:style-name="P1"/>
      <text:p text:style-name="P12"><text:span text:style-name="T4">Fähigkeiten</text:span></text:p>
      <text:p text:style-name="P15"><text:span text:style-name="T2">Programmiersprachen</text:span>:</text:p>
      <text:list text:style-name="L6">
        <text:list-item>
          <text:p text:style-name="P16">C<text:span text:style-name="T5">++</text:span></text:p>
        </text:list-item>
        <text:list-item>
          <text:p text:style-name="P16">Java</text:p>
        </text:list-item>
        <text:list-item>
          <text:p text:style-name="P16">HTML, CSS, JavaScript</text:p>
        </text:list-item>
      </text:list>
      <text:p text:style-name="P4">Sprachen:</text:p>
      <text:list text:style-name="L8">
        <text:list-item>
          <text:p text:style-name="P7">Deutsch (Muttersprache)</text:p>
        </text:list-item>
        <text:list-item>
          <text:p text:style-name="P7">Englisch (C1.1)</text:p>
        </text:list-item>
        <text:list-item>
          <text:p text:style-name="P7">Russisch (A1)</text:p>
        </text:list-item>
      </text:list>
      <text:p text:style-name="P4">Anderes:</text:p>
      <text:list text:style-name="L7">
        <text:list-item>
          <text:p text:style-name="P8">Lösen Rubik’s Cube in unter 90s</text:p>
        </text:list-item>
        <text:list-item>
          <text:p text:style-name="P6">Erfahrung im Schneiden von Videos</text:p>
        </text:list-item>
        <text:list-item>
          <text:p text:style-name="P6">Führerschein seit Dezember 2020</text:p>
        </text:list-item>
        <text:list-item>
          <text:p text:style-name="P9">Git</text:p>
          <text:list>
            <text:list-item>
              <text:p text:style-name="P10">Ich benutze Git in der Kommandozeile seit ca 1 Jahr für meine studentischen und privaten Projekte. </text:p>
            </text:list-item>
          </text:list>
        </text:list-item>
        <text:list-item>
          <text:p text:style-name="P9">Linux (Arch Linux)</text:p>
          <text:list>
            <text:list-item>
              <text:p text:style-name="P10">Ich daily drive Arch Linux seit Januar 2024 und habe so ein tieferes Verständnis für die Funktionsweise von Linux und der Kommandozeile erworben. So kann ich mich problemlos im Terminal bewegen und es für alltägliche Aufgaben nutzen.</text:p>
            </text:list-item>
          </text:list>
        </text:list-item>
      </text:list>
      <text:p text:style-name="P11">Vorstellung von Projekten</text:p>
      <text:list text:style-name="L12">
        <text:list-item>
          <text:p text:style-name="P19">DMX Projekt (Hardwarepraktikum in Digitaltechnik 1 – 1. Semester)</text:p>
          <text:list>
            <text:list-item>
              <text:p text:style-name="P20">Wir mussten als Teil des Hardwarepraktikums 4 Scheinwerfer ansteuern und diese aufleuchten und schwenken lassen zu einem selbstgewählten Songausschnitt. Dadurch haben ich einen tieferen Einblick in die Ansteuerung von Mikrokontrollern gewonnen.</text:p>
            </text:list-item>
          </text:list>
        </text:list-item>
      </text:list>
      <text:list text:style-name="L11">
        <text:list-item>
          <text:p text:style-name="P18"><text:soft-page-break/>Dame (Abschlussprojekt GDP – 1. Semester)</text:p>
          <text:list>
            <text:list-item>
              <text:p text:style-name="P23">In diesem Projekt habe ich ein modifiziertes Damespiel als Terminalanwendung in C++ (C++-11) programmiert. Wir durften nur die Standardbibliotheken benutzen. Dadurch konnte ich meine C++-Kenntnisse deutlich vertiefen und verbessern. Ich habe mit 1.0 bestanden.</text:p>
            </text:list-item>
          </text:list>
        </text:list-item>
        <text:list-item>
          <text:p text:style-name="P18">Kniffel (Abschlussprojekt AOP – 2. Semester)</text:p>
          <text:list>
            <text:list-item>
              <text:p text:style-name="P23">In diesem Projekt haben wir (3er Team) Kniffel als Anwendung mit GUI in Java (Java 11) programmiert. Das GUI mussten wir mit Java Swing programmieren. Dadurch konnte ich meine Java Kenntnisse deutlich vertiefen und verbessern. Zudem habe ich erste Erfahrung in Teamprojekten gesammelt was Aufgabenaufteilung und Zusammenarbeit angeht. Zudem haben wir Github für unsere Softwareentwicklung genutzt und die Aufgaben durch Issues definiert und abgearbeitet. Ich habe mit 1.0 bestanden.</text:p>
            </text:list-item>
          </text:list>
        </text:list-item>
      </text:list>
      <text:p text:style-name="P12"><text:span text:style-name="T4">Hobbys</text:span></text:p>
      <text:list text:style-name="L10">
        <text:list-item>
          <text:p text:style-name="P17">Volleyball</text:p>
          <text:list>
            <text:list-item>
              <text:p text:style-name="P24">Ich spiele Volleyball seit März 2023 <text:span text:style-name="T7">im Verein</text:span>. <text:span text:style-name="T7">Davor habe ich bereits in der Volleyball-AG der Schule gespielt. Seit dem Beginn meines Studiums spiele ich auch Volleyball im Hochschulsport. So besuche ich zum Beispiel Spieletreffs oder den Aufbaukurs für Fortgeschrittene. Durch diese Kurse habe ich viele neue Leute kennengelernt wovon einige heute zu meinen Freunden zählen, welche ich so vielleicht gar nicht kennengelernt hätte.</text:span></text:p>
            </text:list-item>
          </text:list>
        </text:list-item>
        <text:list-item>
          <text:p text:style-name="P17">Gym ( Knie rehabilitieren)</text:p>
          <text:list>
            <text:list-item>
              <text:p text:style-name="P25">Seit neuestem besuche ich das Gym 2x die Woche und trainiere hauptsächlich Beine (Knieorientiert), da ich Anfang 2024 mich am Knie verletzt habe und so fast nur mit Schmerzen Volleyball spielen konnte. Durch dieses Krafttraining bin ich jedoch auf dem Weg der Besserung und kann (hoffentlich) bald wieder bedenklos und schmerzfrei Volleyball spielen. </text:p>
            </text:list-item>
          </text:list>
        </text:list-item>
        <text:list-item>
          <text:p text:style-name="P17">Programmieren</text:p>
          <text:list>
            <text:list-item>
              <text:p text:style-name="P25">Programmieren <text:span text:style-name="T8">tu ich seid 2023.</text:span></text:p>
            </text:list-item>
          </text:list>
        </text:list-item>
        <text:list-item>
          <text:p text:style-name="P21">Anime gucken mit Freundin</text:p>
        </text:list-item>
        <text:list-item>
          <text:p text:style-name="P21">Gaming</text:p>
        </text:list-item>
      </text:list>
      <text:p text:style-name="P12"><text:span text:style-name="T4">Weitere Referenzen</text:span></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pitch="variable"/>
    <style:font-face style:name="FreeSans1" svg:font-family="FreeSans" style:font-family-generic="system" style:font-pitch="variable"/>
    <style:font-face style:name="FreeSerif" svg:font-family="Free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FreeSerif" fo:font-size="12pt" fo:language="de" fo:country="DE" style:letter-kerning="true" style:font-name-asian="Free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FreeSerif" fo:font-size="12pt" fo:language="de" fo:country="DE" style:letter-kerning="true" style:font-name-asian="Free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FreeSans" fo:font-family="FreeSans" style:font-family-generic="swiss" style:font-pitch="variable" fo:font-size="14pt" style:font-name-asian="FreeSans1" style:font-family-asian="Free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6T15:55:07.394057498</meta:creation-date>
    <dc:date>2025-02-06T19:37:05.426861311</dc:date>
    <meta:editing-duration>PT1H7M28S</meta:editing-duration>
    <meta:editing-cycles>8</meta:editing-cycles>
    <meta:generator>LibreOffice/24.2.7.2$Linux_X86_64 LibreOffice_project/420$Build-2</meta:generator>
    <meta:document-statistic meta:table-count="0" meta:image-count="0" meta:object-count="0" meta:page-count="2" meta:paragraph-count="55" meta:word-count="527" meta:character-count="3448" meta:non-whitespace-character-count="3001"/>
  </office:meta>
</office:document-meta>
</file>